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E0000012822F343AE3D3366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65cm" fo:min-width="11.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862cm"/>
    </style:style>
    <style:style style:name="gr4" style:family="graphic" style:parent-style-name="standard">
      <style:graphic-properties draw:textarea-horizontal-align="justify" draw:textarea-vertical-align="middle" draw:auto-grow-height="false" fo:min-height="4.85cm" fo:min-width="2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5.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49cm" fo:min-width="5.2cm"/>
      <style:paragraph-properties style:writing-mode="lr-tb"/>
    </style:style>
    <style:style style:name="gr7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11.7cm" svg:height="7.9cm" svg:x="1.2cm" svg:y="1.1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cm" svg:height="0.6cm" svg:x="8.4cm" svg:y="1.3cm">
          <draw:text-box>
            <text:p>VPS (fornes.cat)</text:p>
          </draw:text-box>
        </draw:frame>
        <draw:custom-shape draw:style-name="gr3" draw:text-style-name="P3" draw:layer="layout" svg:width="1.7cm" svg:height="0.4cm" svg:x="13cm" svg:y="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2.9cm" svg:height="5.1cm" svg:x="9.3cm" svg:y="2.5cm">
          <text:p text:style-name="P3">Proxy (443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7cm" svg:height="1.3cm" svg:x="1.8cm" svg:y="1.6cm">
          <text:p text:style-name="P3">docker-moodle (918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7cm" svg:height="1.299cm" svg:x="1.8cm" svg:y="3.467cm">
          <text:p text:style-name="P3">docker-wordpress (928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7cm" svg:height="1.299cm" svg:x="1.8cm" svg:y="5.334cm">
          <text:p text:style-name="P3">docker-odoo (9380)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758cm" svg:height="3.848cm" svg:x="14.842cm" svg:y="3.052cm">
          <draw:image xlink:href="Pictures/100002010000016E0000012822F343AE3D3366C5.png" xlink:type="simple" xlink:show="embed" xlink:actuate="onLoad" loext:mime-type="image/png">
            <text:p/>
          </draw:image>
        </draw:frame>
        <draw:custom-shape draw:style-name="gr6" draw:text-style-name="P3" draw:layer="layout" svg:width="5.7cm" svg:height="1.299cm" svg:x="1.8cm" svg:y="7.198cm">
          <text:p text:style-name="P3">docker-nextcloud (9480)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3cm" svg:y1="5.1cm" svg:x2="7.5cm" svg:y2="2.2cm">
          <text:p/>
        </draw:line>
        <draw:line draw:style-name="gr8" draw:text-style-name="P3" draw:layer="layout" svg:x1="9.3cm" svg:y1="5.4cm" svg:x2="7.5cm" svg:y2="4.1cm">
          <text:p/>
        </draw:line>
        <draw:line draw:style-name="gr8" draw:text-style-name="P3" draw:layer="layout" svg:x1="9.3cm" svg:y1="5.6cm" svg:x2="7.5cm" svg:y2="6.1cm">
          <text:p/>
        </draw:line>
        <draw:line draw:style-name="gr8" draw:text-style-name="P3" draw:layer="layout" svg:x1="9.3cm" svg:y1="5.9cm" svg:x2="7.5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right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ctavi Fornés</meta:initial-creator>
    <meta:creation-date>2022-05-19T11:08:11.844769163</meta:creation-date>
    <dc:date>2022-05-19T12:00:37.852245910</dc:date>
    <dc:creator>Octavi Fornés</dc:creator>
    <meta:editing-duration>PT52M25S</meta:editing-duration>
    <meta:editing-cycles>3</meta:editing-cycles>
    <meta:generator>LibreOffice/6.4.7.2$Linux_X86_64 LibreOffice_project/40$Build-2</meta:generator>
    <meta:document-statistic meta:object-count="13"/>
  </office:meta>
</office:document-meta>
</file>